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Developing Skills for the Mycroft 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Where no Interface has gone (yet).</text:p>
              </text:list-item>
              <text:list-item>
                <text:p>Let’s dream for a moment</text:p>
                <text:p/>
              </text:list-item>
              <text:list-item>
                <text:p>Core Technologies</text:p>
                <text:list>
                  <text:list-item>
                    <text:p>Speech to Text (STT)</text:p>
                  </text:list-item>
                  <text:list-item>
                    <text:p>Text to Speec <text:s text:c="2"/>(TTS)</text:p>
                  </text:list-item>
                  <text:list-item>
                    <text:p>Sonderfall Wake-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 fuer Sprachinterfaces</text:p>
                <text:list>
                  <text:list-item>
                    <text:p>Computer aus Star Trek</text:p>
                    <text:list>
                      <text:list-item>
                        <text:p>Alter Traum</text:p>
                      </text:list-item>
                      <text:list-item>
                        <text:p>Interface, welches unserer Natur entspricht</text:p>
                        <text:list>
                          <text:list-item>
                            <text:p>Traum vom beseelten Gegenueb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efits (!)</text:p>
                <text:list>
                  <text:list-item>
                    <text:p>Siri, Alexa, co sind nicht nur dem Ehrgeiz geschuldet, ein gutes Interface zu machen</text:p>
                    <text:list>
                      <text:list-item>
                        <text:p>Wir SOLLEN kaufen!</text:p>
                      </text:list-item>
                      <text:list-item>
                        <text:p>Es soll uns leicht fallen!</text:p>
                      </text:list-item>
                      <text:list-item>
                        <text:p>Wir sollen gerne mit ihnen interag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rum kein einheitlicheres Design?</text:p>
                <text:list>
                  <text:list-item>
                    <text:p>Allgemeiner Generalist komplexer (Step by Step)</text:p>
                  </text:list-item>
                  <text:list-item>
                    <text:p>Gefahr, ueberholt zu werden</text:p>
                    <text:p/>
                  </text:list-item>
                  <text:list-item>
                    <text:p>Daher:<text:tab/>Viele kleine Spezialiste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croft AI</text:p>
                <text:list>
                  <text:list-item>
                    <text:p>Grosse Teile Open Source</text:p>
                  </text:list-item>
                  <text:list-item>
                    <text:p>Free to contribute</text:p>
                  </text:list-item>
                  <text:list-item>
                    <text:p>Wahl zwischen verschiedenen Technologien</text:p>
                  </text:list-item>
                  <text:list-item>
                    <text:p>Geraeteunabhaengi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t’s in Python!</text:p>
              </text:list-header>
              <text:list-item>
                <text:p>Stages:</text:p>
                <text:list>
                  <text:list-item>
                    <text:p>Skill Settings</text:p>
                  </text:list-item>
                  <text:list-item>
                    <text:p>Dependencies</text:p>
                    <text:list>
                      <text:list-item>
                        <text:p>Manifest.yml</text:p>
                      </text:list-item>
                      <text:list-item>
                        <text:p>Requirements files (zB. Shellscript)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Interaction (w. context)</text:p>
              </text:list-item>
              <text:list-item>
                <text:p>(GUI) Expansion</text:p>
              </text:list-item>
              <text:list-item>
                <text:p>Testing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ycroft.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ks</text:p>
                <text:list>
                  <text:list-item>
                    <text:p><text:a xlink:href="https://mycroft.ai/" xlink:type="simple">https://mycroft.ai/</text:a><text:tab/><text:tab/><text:tab/><text:tab/>Hauptseite</text:p>
                  </text:list-item>
                  <text:list-item>
                    <text:p><text:a xlink:href="https://mycroft-ai.gitbook.io/docs/" xlink:type="simple">https://mycroft-ai.gitbook.io/docs/</text:a></text:p>
                  </text:list-item>
                  <text:list-item>
                    <text:p><text:a xlink:href="https://mycroft-ai.gitbook.io/docs/skill-development/introduction" xlink:type="simple">https://mycroft-ai.gitbook.io/docs/skill-development/introduction</text:a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Vielen Dank!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4:12:01.832145888</meta:creation-date>
    <meta:editing-duration>PT19M57S</meta:editing-duration>
    <meta:editing-cycles>8</meta:editing-cycles>
    <meta:generator>LibreOffice/6.2.8.2$Linux_X86_64 LibreOffice_project/20$Build-2</meta:generator>
    <dc:title>Blue Curve</dc:title>
    <dc:date>2020-03-25T14:52:42.683474325</dc:date>
    <meta:document-statistic meta:object-count="74"/>
  </office:meta>
</office:document-meta>
</file>